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549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549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549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549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549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549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549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549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549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549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549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549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549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549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549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549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549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Hermes José Martínez Bastard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3/5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2261784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Gregorio José Martínez Carreñ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020345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32.959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2" meta:non-whitespace-character-count="1004"/>
    <meta:template xlink:type="simple" xlink:actuate="onRequest" xlink:title="Normal" xlink:href=""/>
  </office:meta>
</office:document-meta>
</file>